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35a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35a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35a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35a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35a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35a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35a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35a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35a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35a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35a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35a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35a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35a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35a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35a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35a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drián Eduardo Caraballo Ortí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9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7491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Leonardo Campos Tor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39841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7.4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6" meta:non-whitespace-character-count="999"/>
    <meta:template xlink:type="simple" xlink:actuate="onRequest" xlink:title="Normal" xlink:href=""/>
  </office:meta>
</office:document-meta>
</file>